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nux Libertine Display G" svg:font-family="'Linux Libertine Display G'" style:font-adornments="Negreta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adornments="Negrit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0f9f8c"/>
    </style:style>
    <style:style style:name="P2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0f9f8c"/>
    </style:style>
    <style:style style:name="P3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0c6f2b"/>
    </style:style>
    <style:style style:name="P4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14d3a3"/>
    </style:style>
    <style:style style:name="P5" style:family="paragraph" style:parent-style-name="Header">
      <style:text-properties officeooo:paragraph-rsid="000c6f2b"/>
    </style:style>
    <style:style style:name="P6" style:family="paragraph" style:parent-style-name="Header">
      <style:text-properties officeooo:paragraph-rsid="0014d3a3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text_20_tipu_20_1">
      <style:text-properties officeooo:paragraph-rsid="00253a82"/>
    </style:style>
    <style:style style:name="P9" style:family="paragraph" style:parent-style-name="text_20_tipu_20_1">
      <style:paragraph-properties fo:margin-left="0cm" fo:margin-right="0cm" fo:text-indent="0cm" style:auto-text-indent="false"/>
    </style:style>
    <style:style style:name="P10" style:family="paragraph" style:parent-style-name="text_20_tipu_20_1">
      <style:text-properties officeooo:paragraph-rsid="00253a82"/>
    </style:style>
    <style:style style:name="P11" style:family="paragraph" style:parent-style-name="titol_20_portada" style:master-page-name="columnas">
      <style:paragraph-properties style:page-number="auto"/>
      <style:text-properties fo:color="#454fa1" style:text-underline-style="none" fo:font-weight="bold" officeooo:rsid="0021973c" officeooo:paragraph-rsid="0021973c" style:font-weight-asian="bold" style:font-weight-complex="bold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subtitul" style:list-style-name="llista_20_lletres_20_2">
      <style:paragraph-properties fo:margin-left="0cm" fo:margin-right="0cm" fo:text-indent="0cm" style:auto-text-indent="false"/>
      <style:text-properties fo:font-weight="normal" officeooo:rsid="001d3333" style:font-weight-asian="normal" style:font-weight-complex="normal"/>
    </style:style>
    <style:style style:name="P15" style:family="paragraph" style:parent-style-name="subtitul" style:list-style-name="llista_20_lletres_20_2">
      <style:paragraph-properties fo:margin-left="0cm" fo:margin-right="0cm" fo:text-indent="0cm" style:auto-text-indent="false"/>
      <style:text-properties fo:font-weight="normal" officeooo:rsid="0021973c" officeooo:paragraph-rsid="0021973c" style:font-weight-asian="normal" style:font-weight-complex="normal"/>
    </style:style>
    <style:style style:name="P16" style:family="paragraph" style:parent-style-name="subtitul" style:list-style-name="llista_20_lletres_20_2">
      <style:paragraph-properties fo:margin-left="0cm" fo:margin-right="0cm" fo:text-indent="0cm" style:auto-text-indent="false" fo:break-before="page"/>
      <style:text-properties fo:font-weight="normal" officeooo:rsid="0021973c" officeooo:paragraph-rsid="0021973c" style:font-weight-asian="normal" style:font-weight-complex="normal"/>
    </style:style>
    <style:style style:name="P17" style:family="paragraph" style:parent-style-name="subtitul" style:list-style-name="llista_20_lletres_20_2">
      <style:paragraph-properties fo:margin-left="0cm" fo:margin-right="0cm" fo:text-indent="0cm" style:auto-text-indent="false" fo:break-before="page"/>
      <style:text-properties fo:font-weight="normal" officeooo:rsid="0022a8e9" officeooo:paragraph-rsid="0021973c" style:font-weight-asian="normal" style:font-weight-complex="normal"/>
    </style:style>
    <style:style style:name="T1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endraHouse</text:p>
      <text:table-of-content text:style-name="Sect1" text:protected="true" text:name="Índex de continguts1">
        <text:table-of-content-source text:outline-level="10">
          <text:index-title-template text:style-name="Contents_20_Heading">Índex trebal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P13">Índex treball</text:p>
          </text:index-title>
          <text:p text:style-name="P12"><text:a xlink:type="simple" xlink:href="#__RefHeading___Toc83_606115898" text:style-name="Index_20_Link" text:visited-style-name="Index_20_Link">Univers de discurs<text:tab/>3</text:a></text:p>
          <text:p text:style-name="P12"><text:a xlink:type="simple" xlink:href="#__RefHeading___Toc85_606115898" text:style-name="Index_20_Link" text:visited-style-name="Index_20_Link">Models UML<text:tab/>4</text:a></text:p>
          <text:p text:style-name="P12"><text:a xlink:type="simple" xlink:href="#__RefHeading___Toc87_606115898" text:style-name="Index_20_Link" text:visited-style-name="Index_20_Link">Codi rellevant<text:tab/>5</text:a></text:p>
          <text:p text:style-name="P12"><text:a xlink:type="simple" xlink:href="#__RefHeading___Toc89_606115898" text:style-name="Index_20_Link" text:visited-style-name="Index_20_Link">Entorn de desenvolupament<text:tab/>6</text:a></text:p>
          <text:p text:style-name="P12"><text:a xlink:type="simple" xlink:href="#__RefHeading___Toc91_606115898" text:style-name="Index_20_Link" text:visited-style-name="Index_20_Link">Documentació posada en marxa<text:tab/>7</text:a></text:p>
          <text:p text:style-name="P12"><text:a xlink:type="simple" xlink:href="#__RefHeading___Toc144_3860701464" text:style-name="Index_20_Link" text:visited-style-name="Index_20_Link">Webgrafia<text:tab/>8</text:a></text:p>
        </text:index-body>
      </text:table-of-content>
      <text:list xml:id="list2394148952" text:style-name="llista_20_lletres_20_2">
        <text:list-header>
          <text:h text:style-name="P14" text:outline-level="1"/>
          <text:h text:style-name="P16" text:outline-level="1"><text:bookmark-start text:name="__RefHeading___Toc83_606115898"/>Univers de discurs<text:bookmark-end text:name="__RefHeading___Toc83_606115898"/></text:h>
          <text:h text:style-name="P16" text:outline-level="1"><text:bookmark-start text:name="__RefHeading___Toc85_606115898"/>Models UML<text:bookmark-end text:name="__RefHeading___Toc85_606115898"/></text:h>
          <text:h text:style-name="P15" text:outline-level="1"/>
          <text:h text:style-name="P16" text:outline-level="1"><text:bookmark-start text:name="__RefHeading___Toc87_606115898"/>Codi rellevant<text:bookmark-end text:name="__RefHeading___Toc87_606115898"/></text:h>
          <text:h text:style-name="P16" text:outline-level="1"><text:bookmark-start text:name="__RefHeading___Toc89_606115898"/>Entorn de desenvolupament<text:bookmark-end text:name="__RefHeading___Toc89_606115898"/></text:h>
          <text:h text:style-name="P15" text:outline-level="1"/>
          <text:h text:style-name="P16" text:outline-level="1"><text:bookmark-start text:name="__RefHeading___Toc91_606115898"/>Documentació posada en marxa<text:bookmark-end text:name="__RefHeading___Toc91_606115898"/></text:h>
          <text:h text:style-name="P17" text:outline-level="1"><text:bookmark-start text:name="__RefHeading___Toc144_3860701464"/>Webgrafia<text:bookmark-end text:name="__RefHeading___Toc144_3860701464"/></text:h>
        </text:list-header>
      </text:list>
      <text:p text:style-name="text_20_tipu_20_1">• Instal·lacions</text:p>
      <text:p text:style-name="P8"><text:a xlink:type="simple" xlink:href="https://laravel.com/docs/7.x/installation" text:style-name="Internet_20_link" text:visited-style-name="Visited_20_Internet_20_Link">https://laravel.com/docs/7.x/installation</text:a></text:p>
      <text:p text:style-name="text_20_tipu_20_1"><text:a xlink:type="simple" xlink:href="https://chrome.google.com/webstore/detail/postman/fhbjgbiflinjbdggehcddcbncdddomop?hl=es-419" text:style-name="Internet_20_link" text:visited-style-name="Visited_20_Internet_20_Link">https://chrome.google.com/webstore/detail/postman/fhbjgbiflinjbdggehcddcbncdddomop?hl=es-419</text:a> </text:p>
      <text:p text:style-name="P9"/>
      <text:p text:style-name="text_20_tipu_20_1">• Solució de problemes</text:p>
      <text:p text:style-name="P8"><text:a xlink:type="simple" xlink:href="https://github.com/desktop/desktop/issues/3036" text:style-name="Internet_20_link" text:visited-style-name="Visited_20_Internet_20_Link">https://github.com/desktop/desktop/issues/3036</text:a></text:p>
      <text:p text:style-name="P8"><text:a xlink:type="simple" xlink:href="https://stackoverflow.com/questions/8719276/cross-origin-request-headerscors-with-php-headers" text:style-name="Internet_20_link" text:visited-style-name="Visited_20_Internet_20_Link">https://stackoverflow.com/questions/8719276/cross-origin-request-headerscors-with-php-headers</text:a></text:p>
      <text:p text:style-name="P8"/>
      <text:p text:style-name="P8"/>
      <text:p text:style-name="text_20_tipu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nux Libertine Display G" svg:font-family="'Linux Libertine Display G'" style:font-adornments="Negreta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adornments="Negrit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0c6f2b"/>
    </style:style>
    <style:style style:name="titol_20_portada" style:display-name="titol portada" style:family="paragraph" style:parent-style-name="Standard" style:master-page-name="">
      <style:paragraph-properties fo:margin-top="7.001cm" fo:margin-bottom="0cm" loext:contextual-spacing="false" fo:text-align="center" style:justify-single-word="false" style:page-number="auto" style:shadow="none">
        <style:tab-stops/>
        <style:drop-cap/>
      </style:paragraph-properties>
      <style:text-properties fo:color="#990000" style:font-name="Linux Libertine Display G" fo:font-family="'Linux Libertine Display G'" style:font-style-name="Negreta" style:font-pitch="variable" fo:font-size="44pt" fo:font-style="normal" style:text-underline-style="dot-dot-dash" style:text-underline-width="bold" style:text-underline-color="#000000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ol" style:family="paragraph" style:parent-style-name="Standard" style:default-outline-level="1" style:list-style-name="" style:master-page-name="">
      <style:paragraph-properties fo:margin-top="0.199cm" fo:margin-bottom="1cm" loext:contextual-spacing="false" style:page-number="auto">
        <style:tab-stops/>
      </style:paragraph-properties>
      <style:text-properties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ul" style:family="paragraph" style:parent-style-name="Standard" style:default-outline-level="1" style:list-style-name="" style:master-page-name="">
      <style:paragraph-properties fo:margin-left="0.3cm" fo:margin-right="0cm" fo:margin-top="0.3cm" fo:margin-bottom="0.6cm" loext:contextual-spacing="false" fo:text-indent="0cm" style:auto-text-indent="false" style:page-number="auto" style:shadow="none">
        <style:tab-stops/>
      </style:paragraph-properties>
      <style:text-properties style:font-name="Times New Roman" fo:font-family="'Times New Roman'" style:font-style-name="Negrita" style:font-family-generic="roman" style:font-pitch="variable" fo:font-size="18pt" fo:font-weight="bold" style:font-size-asian="10.5pt"/>
    </style:style>
    <style:style style:name="text_20_tipu_20_1" style:display-name="text tipu 1" style:family="paragraph" style:parent-style-name="subtitul" style:default-outline-level="" style:master-page-name="">
      <style:paragraph-properties fo:margin-left="0cm" fo:margin-right="0cm" fo:margin-top="0cm" fo:margin-bottom="0.199cm" loext:contextual-spacing="false" fo:text-indent="0.499cm" style:auto-text-indent="false" style:page-number="auto" style:writing-mode="page"/>
      <style:text-properties style:font-name="Liberation Serif1" fo:font-family="'Liberation Serif'" style:font-style-name="Normal" style:font-family-generic="roman" style:font-pitch="variable" fo:font-size="12pt" fo:font-weight="normal" officeooo:rsid="000f9f8c" style:font-size-asian="10.5pt"/>
    </style:style>
    <style:style style:name="text_20_tipu_20_2" style:display-name="text tipu 2" style:family="paragraph" style:parent-style-name="text_20_tipu_20_1" style:master-page-name="">
      <style:paragraph-properties fo:margin-top="0cm" fo:margin-bottom="0.3cm" loext:contextual-spacing="false" fo:text-align="justify" style:justify-single-word="false" style:page-number="auto"/>
      <style:text-properties style:font-size-asian="10.5pt"/>
    </style:style>
    <style:style style:name="text_20_tipu_20_3" style:display-name="text tipu 3" style:family="paragraph" style:parent-style-name="text_20_tipu_20_2" style:list-style-name="llista_20_1" style:master-page-name="">
      <style:paragraph-properties fo:margin-left="0cm" fo:margin-right="0cm" fo:text-indent="0cm" style:auto-text-indent="false" style:page-number="auto"/>
      <style:text-properties officeooo:rsid="0010cc6c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apçalera" style:family="text">
      <style:text-properties officeooo:rsid="000c6f2b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text" style:family="text">
      <style:text-properties style:font-name="Liberation Serif1" fo:font-family="'Liberation Serif'" style:font-style-name="Normal" style:font-family-generic="roman" style:font-pitch="variable" fo:font-size="12pt" fo:font-weight="normal" officeooo:rsid="000f9f8c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IMATGE_20_1" style:display-name="IMATGE 1" style:family="graphic" style:parent-style-name="Graphics">
      <style:graphic-properties svg:width="17cm" svg:height="12.749cm" text:anchor-type="paragraph" svg:x="0cm" svg:y="0cm" fo:margin-left="0.3cm" fo:margin-right="0.3cm" fo:margin-top="0.3cm" fo:margin-bottom="0.3cm" style:wrap="dynamic" style:number-wrapped-paragraphs="no-limit" style:wrap-contour="false" style:vertical-pos="top" style:vertical-rel="paragraph" style:horizontal-pos="center" style:horizontal-rel="paragraph" fo:background-color="#ffffff" style:background-transparency="0%" draw:fill="solid" draw:fill-color="#ffffff" draw:opacity="100%" style:shadow="none" draw:shadow-opacity="100%">
        <style:columns fo:column-count="1" fo:column-gap="0cm"/>
      </style:graphic-properties>
    </style:style>
    <style:style style:name="IMATGE2" style:family="graphic" style:parent-style-name="IMATGE_20_1">
      <style:graphic-properties svg:width="17cm" svg:height="12.749cm" text:anchor-type="paragraph" svg:x="0cm" svg:y="0.3cm" fo:margin-left="0.199cm" fo:margin-right="0.199cm" fo:margin-top="0.499cm" fo:margin-bottom="0.3cm" style:wrap="dynamic" style:number-wrapped-paragraphs="no-limit" style:wrap-contour="false" style:vertical-pos="top" style:vertical-rel="paragraph" style:horizontal-pos="center" style:horizontal-rel="paragraph" fo:background-color="#ffffff" style:background-transparency="0%" draw:fill="solid" draw:fill-color="#ffffff" draw:opacity="100%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lista_20_numeració_20_2" style:display-name="llista numeració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lista_20_numeració_20_1" style:display-name="llista numeració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numeració_20_3" style:display-name="llista numeració 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4" style:display-name="llista 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1" style:display-name="llista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2" style:display-name="llista 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3" style:display-name="llista 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normal1" style:display-name="llista norma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normal2" style:display-name="llista norma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normal3" style:display-name="llista norma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lletres_20_1" style:display-name="llista lletres 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lletres_20_2" style:display-name="llista lletres 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f9f8c"/>
    </style:style>
    <style:style style:name="MP2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0f9f8c"/>
    </style:style>
    <style:style style:name="MP3" style:family="paragraph" style:parent-style-name="Header">
      <style:text-properties officeooo:paragraph-rsid="000c6f2b"/>
    </style:style>
    <style:style style:name="MP4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0c6f2b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Header">
      <style:text-properties officeooo:paragraph-rsid="0014d3a3"/>
    </style:style>
    <style:style style:name="MP7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14d3a3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capçalera">Ins Cendrassos<text:tab/>Mòdul:<text:tab/>Abdessamad el Ayady</text:span></text:p>
        <text:p text:style-name="MP2"><text:span text:style-name="capçalera">1 SMX A<text:tab/></text:span><text:span text:style-name="capçalera"><text:date style:data-style-name="N76" text:date-value="2020-05-04T12:59:46.649999907" text:fixed="true">May 4, 2020</text:date></text:span></text:p>
      </style:header>
      <style:header-first>
        <text:p text:style-name="MP3"><text:span text:style-name="capçalera"/></text:p>
      </style:header-first>
      <style:header-left>
        <text:p text:style-name="MP3"><text:span text:style-name="capçalera">Ins Cendrassos<text:tab/>Mòdul:<text:tab/>Abdessamad el Ayady</text:span></text:p>
        <text:p text:style-name="MP4"><text:span text:style-name="capçalera">1 SMX A<text:tab/></text:span><text:span text:style-name="capçalera"><text:date style:data-style-name="N76" text:date-value="2020-05-04T12:59:46.649999907" text:fixed="true">May 4, 2020</text:date></text:span></text:p>
      </style:header-left>
      <style:footer>
        <text:p text:style-name="MP5"><text:page-number text:select-page="current">0</text:page-number></text:p>
      </style:footer>
      <style:footer-first>
        <text:p text:style-name="MP5"/>
      </style:footer-first>
    </style:master-page>
    <style:master-page style:name="taula_20_1" style:display-name="taula 1" style:page-layout-name="Mpm2"/>
    <style:master-page style:name="columnas" style:page-layout-name="Mpm1">
      <style:header>
        <text:p text:style-name="MP6"><text:span text:style-name="capçalera">Institut Cendrassos<text:tab/><text:tab/>Daniel Delgado Ruiz</text:span></text:p>
        <text:p text:style-name="MP7"><text:span text:style-name="capçalera">2 DAW<text:tab/></text:span><text:span text:style-name="capçalera"><text:date style:data-style-name="N76" text:date-value="2020-05-04T12:59:46.649999907" text:fixed="true">4 de maig de 2020</text:date></text:span></text:p>
      </style:header>
      <style:header-first>
        <text:p text:style-name="MP3"><text:span text:style-name="capçalera"/></text:p>
      </style:header-first>
      <style:header-left>
        <text:p text:style-name="MP3"><text:span text:style-name="capçalera">Institut Cendrassos<text:tab/><text:tab/>Daniel Delgado Ruiz</text:span></text:p>
        <text:p text:style-name="MP4"><text:span text:style-name="capçalera">2 DAW<text:tab/></text:span><text:span text:style-name="capçalera"><text:date style:data-style-name="N76" text:date-value="2020-05-04T12:59:46.649999907" text:fixed="true">4 de maig de 2020</text:date></text:span></text:p>
      </style:header-left>
      <style:footer>
        <text:p text:style-name="MP5"><text:page-number text:select-page="current">8</text:page-number></text:p>
      </style:footer>
      <style:footer-first>
        <text:p text:style-name="MP5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12:59:55.180000000</meta:creation-date>
    <meta:editing-duration>PT18H49M28S</meta:editing-duration>
    <meta:editing-cycles>5</meta:editing-cycles>
    <meta:generator>LibreOffice/6.0.5.2$Windows_X86_64 LibreOffice_project/54c8cbb85f300ac59db32fe8a675ff7683cd5a16</meta:generator>
    <dc:date>2020-05-15T11:42:08.182000000</dc:date>
    <meta:document-statistic meta:table-count="0" meta:image-count="0" meta:object-count="0" meta:page-count="8" meta:paragraph-count="30" meta:word-count="99" meta:character-count="803" meta:non-whitespace-character-count="731"/>
  </office:meta>
</office:document-meta>
</file>